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2292in" fo:margin-left="0.0694in" fo:margin-right="0.2014in" table:align="margins" style:writing-mode="lr-tb"/>
    </style:style>
    <style:style style:name="Table4.A" style:family="table-column">
      <style:table-column-properties style:column-width="1.625in" style:rel-column-width="17096*"/>
    </style:style>
    <style:style style:name="Table4.B" style:family="table-column">
      <style:table-column-properties style:column-width="4.6042in" style:rel-column-width="48439*"/>
    </style:style>
    <style:style style:name="Table4.A1" style:family="table-cell">
      <style:table-cell-properties style:vertical-align="top" fo:padding="0.0694in" fo:border="0.0139in solid #000000"/>
    </style:style>
    <style:style style:name="Table3" style:family="table">
      <style:table-properties style:width="6.2292in" fo:margin-left="0.0694in" fo:margin-right="0.2014in" table:align="margins" style:writing-mode="lr-tb"/>
    </style:style>
    <style:style style:name="Table3.A" style:family="table-column">
      <style:table-column-properties style:column-width="1.625in" style:rel-column-width="17096*"/>
    </style:style>
    <style:style style:name="Table3.B" style:family="table-column">
      <style:table-column-properties style:column-width="4.6042in" style:rel-column-width="48439*"/>
    </style:style>
    <style:style style:name="Table3.A1" style:family="table-cell">
      <style:table-cell-properties style:vertical-align="top" fo:padding="0.0694in" fo:border="0.0139in solid #000000"/>
    </style:style>
    <style:style style:name="Table1" style:family="table">
      <style:table-properties style:width="6.2292in" fo:margin-left="0.0694in" fo:margin-right="0.2014in" table:align="margins" style:writing-mode="lr-tb"/>
    </style:style>
    <style:style style:name="Table1.A" style:family="table-column">
      <style:table-column-properties style:column-width="1.625in" style:rel-column-width="17096*"/>
    </style:style>
    <style:style style:name="Table1.D" style:family="table-column">
      <style:table-column-properties style:column-width="1.3542in" style:rel-column-width="14247*"/>
    </style:style>
    <style:style style:name="Table1.A1" style:family="table-cell">
      <style:table-cell-properties style:vertical-align="top" fo:padding="0.0694in" fo:border="0.0139in solid #000000"/>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padding="0.0694in" fo:border="0.0139in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bold" style:font-weight-asian="bold" style:font-weight-complex="bold"/>
    </style:style>
    <style:style style:name="P3" style:family="paragraph" style:parent-style-name="Standard">
      <style:paragraph-properties fo:break-before="auto" fo:break-after="auto" style:writing-mode="lr-tb"/>
      <style:text-properties fo:font-size="10.5pt" fo:font-weight="bold" style:font-size-asian="10.5pt" style:font-weight-asian="bold" style:font-size-complex="10.5pt" style:font-weight-complex="bold"/>
    </style:style>
    <style:style style:name="P4"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5" style:family="paragraph" style:parent-style-name="Standard">
      <style:paragraph-properties fo:margin-left="0in" fo:margin-right="0in"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5in" fo:margin-right="0in" fo:text-indent="0in" style:auto-text-indent="false" fo:break-before="auto" fo:break-after="auto" style:writing-mode="lr-tb"/>
    </style:style>
    <style:style style:name="P10" style:family="paragraph" style:parent-style-name="Standard">
      <style:paragraph-properties fo:break-before="page" style:writing-mode="lr-tb"/>
    </style:style>
    <style:style style:name="P11" style:family="paragraph" style:parent-style-name="Standard">
      <style:paragraph-properties fo:break-before="page" style:writing-mode="lr-tb"/>
      <style:text-properties fo:font-size="18pt" fo:font-weight="bold" style:font-size-asian="18pt" style:font-weight-asian="bold" style:font-size-complex="18pt" style:font-weight-complex="bold"/>
    </style:style>
    <style:style style:name="P12" style:family="paragraph" style:parent-style-name="Standard">
      <style:paragraph-properties fo:break-before="page"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style:writing-mode="lr-tb"/>
    </style:style>
    <style:style style:name="P14"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15"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7" style:family="paragraph" style:parent-style-name="Standard">
      <style:paragraph-properties style:writing-mode="lr-tb"/>
      <style:text-properties fo:font-weight="bold" style:font-weight-asian="bold" style:font-weight-complex="bold"/>
    </style:style>
    <style:style style:name="P18" style:family="paragraph" style:parent-style-name="Standard" style:master-page-name="Standard">
      <style:paragraph-properties style:page-number="auto" fo:break-before="auto" fo:break-after="auto" style:writing-mode="lr-tb"/>
      <style:text-properties fo:font-weight="bold" style:font-weight-asian="bold" style:font-weight-complex="bold"/>
    </style:style>
    <style:style style:name="P19" style:family="paragraph" style:parent-style-name="Standard" style:list-style-name="LS1">
      <style:paragraph-properties fo:margin-top="0in" fo:margin-bottom="0in" fo:break-before="auto" fo:break-after="auto" style:writing-mode="lr-tb"/>
    </style:style>
    <style:style style:name="P20" style:family="paragraph" style:parent-style-name="Standard">
      <style:paragraph-properties fo:break-before="page" style:writing-mode="lr-tb"/>
      <style:text-properties fo:font-size="18pt" fo:font-weight="bold" style:font-size-asian="18pt" style:font-weight-asian="bold" style:font-size-complex="18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IKRO</text:p>
      <text:p text:style-name="P1">Oslo, 29.10.2012</text:p>
      <text:p text:style-name="P1"/>
      <text:p text:style-name="P4">Søknad for arrangementsstøtte høst 2012</text:p>
      <text:p text:style-name="P1"/>
      <text:p text:style-name="P1"/>
      <text:p text:style-name="P1">Studentforeningen Mikro ønsker med denne søknaden å søke arrangementstøtte fra Fordelingsutvalget ved Institutt for informatikk for høsten 2012, for pokerkveld på 2800 kr og opptil 2000 kr for ølsmaking (forslag til endring av egenandel).</text:p>
      <text:p text:style-name="P1"/>
      <text:p text:style-name="P13"/>
      <text:p text:style-name="P13"/>
      <text:p text:style-name="P13"/>
      <text:p text:style-name="P13"/>
      <text:p text:style-name="P13"/>
      <text:p text:style-name="P13"/>
      <text:p text:style-name="P2">Mikro søker fra FU totalt 4800,-.</text:p>
      <text:p text:style-name="P1"/>
      <text:p text:style-name="P1"/>
      <text:p text:style-name="P1"><text:span text:style-name="T2">E-post:</text:span> <text:a xlink:type="simple" xlink:href="mailto:mikro-styret@ifi.uio.no">mikro</text:a><text:a xlink:type="simple" xlink:href="mailto:mikro-styret@ifi.uio.no">-</text:a><text:a xlink:type="simple" xlink:href="mailto:mikro-styret@ifi.uio.no">styret</text:a><text:a xlink:type="simple" xlink:href="mailto:mikro-styret@ifi.uio.no">@</text:a><text:a xlink:type="simple" xlink:href="mailto:mikro-styret@ifi.uio.no">ifi</text:a><text:a xlink:type="simple" xlink:href="mailto:mikro-styret@ifi.uio.no">.</text:a><text:a xlink:type="simple" xlink:href="mailto:mikro-styret@ifi.uio.no">uio</text:a><text:a xlink:type="simple" xlink:href="mailto:mikro-styret@ifi.uio.no">.</text:a><text:a xlink:type="simple" xlink:href="mailto:mikro-styret@ifi.uio.no">no</text:a></text:p>
      <text:p text:style-name="P1"><text:span text:style-name="T2"><text:line-break/>Kontonr:</text:span> 1503.30.33491</text:p>
      <text:p text:style-name="P1"><text:span text:style-name="T2"><text:line-break/>Org.nr.:</text:span> 991 739 815</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Mvh</text:p>
      <text:p text:style-name="P1">Jarle Fosen</text:p>
      <text:p text:style-name="P14">Økonomiansvarlig, Studentforeningen Mikro</text:p>
      <text:p text:style-name="P11">MIKROs arrangementer for høst 2012</text:p>
      <text:p text:style-name="P16"/>
      <text:p text:style-name="P5"><text:span text:style-name="T1">Omvisning på IFI - </text:span><text:span text:style-name="T1">NANO, ROBIN og DSB</text:span></text:p>
      <text:p text:style-name="P1"/>
      <text:p text:style-name="P13"/>
      <text:p text:style-name="P1"><text:span text:style-name="T2">Tidspunkt</text:span><text:span text:style-name="T2">:</text:span> Tirsdag 23.10.2012 klokken 12:15</text:p>
      <text:p text:style-name="P1"><text:span text:style-name="T2">Varighet</text:span><text:span text:style-name="T2">: </text:span>Opp til 2 timer</text:p>
      <text:p text:style-name="P1"><text:span text:style-name="T2">Pris</text:span><text:span text:style-name="T2">:</text:span> 300,-</text:p>
      <text:p text:style-name="P1"/>
      <text:p text:style-name="P2"/>
      <text:p text:style-name="P2">Agenda</text:p>
      <text:list xml:id="list10280011971" text:style-name="LS1">
        <text:list-item>
          <text:p text:style-name="P19">Vi møtes på Algol klokken 12:15.</text:p>
        </text:list-item>
      </text:list>
      <text:p text:style-name="P9">Her vil det bli servert brus og snacks mens forskningsgruppene NANO, ROBIN og DSB gir en kort presentasjon.</text:p>
      <text:p text:style-name="P1"/>
      <text:list xml:id="list1" text:style-name="LS1">
        <text:list-item>
          <text:p text:style-name="P19">Forskningsgruppene tar med studentene rundt på institutt for informatikk og viser frem hva de driver med, og hvilke prosjekter som er i gang.</text:p>
        </text:list-item>
      </text:list>
      <text:p text:style-name="P1"/>
      <text:p text:style-name="P1"/>
      <text:p text:style-name="P1">Arrangementet vil bli holdt for å skape en interesse for videre forskning, videre studier og et bedre samhold hos de nye studentene.</text:p>
      <text:p text:style-name="P1"/>
      <text:p text:style-name="P1">Her bruker vi midler som vi har fått utdelt fra forskningsgruppene fra tidligere semester.</text:p>
      <text:p text:style-name="P1"/>
      <table:table table:name="Table4" table:style-name="Table4">
        <table:table-column table:style-name="Table4.A"/>
        <table:table-column table:style-name="Table4.B"/>
        <table:table-row>
          <table:table-cell table:style-name="Table4.A1" office:value-type="string">
            <text:p text:style-name="P7">Utgifter:</text:p>
          </table:table-cell>
          <table:table-cell table:style-name="Table4.A1" office:value-type="string">
            <text:p text:style-name="P8">- 300,-</text:p>
          </table:table-cell>
        </table:table-row>
        <table:table-row>
          <table:table-cell table:style-name="Table4.A1" office:value-type="string">
            <text:p text:style-name="P7">Sum ønsket støtte:</text:p>
          </table:table-cell>
          <table:table-cell table:style-name="Table4.A1" office:value-type="string">
            <text:p text:style-name="P7">0,-</text:p>
          </table:table-cell>
        </table:table-row>
      </table:table>
      <text:p text:style-name="P16"/>
      <text:p text:style-name="P16"/>
      <text:p text:style-name="P16"/>
      <text:p text:style-name="P10"><text:span text:style-name="T1">Bedriftseskursjon</text:span><text:span text:style-name="T1"> </text:span><text:span text:style-name="T1">til</text:span><text:span text:style-name="T1"> </text:span><text:span text:style-name="T1">EnergyMicro</text:span></text:p>
      <text:p text:style-name="P2"/>
      <text:p text:style-name="P17"/>
      <text:p text:style-name="P13"><text:span text:style-name="T2">Tidspunkt</text:span><text:span text:style-name="T2">: </text:span>onsdag 31.10.2012 </text:p>
      <text:p text:style-name="P1"><text:span text:style-name="T2">Varighet</text:span><text:span text:style-name="T2">:</text:span> Opp til 4 timer</text:p>
      <text:p text:style-name="P1"><text:span text:style-name="T2">Deltakere:</text:span> Ca 20</text:p>
      <text:p text:style-name="P1"><text:span text:style-name="T2">Inntekter</text:span><text:span text:style-name="T2">:</text:span> 3000,-</text:p>
      <text:p text:style-name="P1"/>
      <text:p text:style-name="P13"/>
      <text:p text:style-name="P13"/>
      <text:p text:style-name="P13"/>
      <text:p text:style-name="P13"/>
      <text:p text:style-name="P1">T-bane til Energy Micro sine lokaler i Nydalen hvor vi følger Energy Micros opplegg. Vi tar 3000,- for eksursjonen, og Mikro sitt overskudd av dette, når semesteret er over, vil bli overført til FU.</text:p>
      <text:p text:style-name="P1"/>
      <text:p text:style-name="P13"/>
      <text:p text:style-name="P13"/>
      <text:p text:style-name="P13"/>
      <text:p text:style-name="P13"/>
      <table:table table:name="Table3" table:style-name="Table3">
        <table:table-column table:style-name="Table3.A"/>
        <table:table-column table:style-name="Table3.B"/>
        <table:table-row>
          <table:table-cell table:style-name="Table3.A1" office:value-type="string">
            <text:p text:style-name="P7">Inntekt:</text:p>
          </table:table-cell>
          <table:table-cell table:style-name="Table3.A1" office:value-type="string">
            <text:p text:style-name="P8">3000,-</text:p>
          </table:table-cell>
        </table:table-row>
        <table:table-row>
          <table:table-cell table:style-name="Table3.A1" office:value-type="string">
            <text:p text:style-name="P7">Sum ønsket støtte:</text:p>
          </table:table-cell>
          <table:table-cell table:style-name="Table3.A1" office:value-type="string">
            <text:p text:style-name="P7">0,-</text:p>
          </table:table-cell>
        </table:table-row>
      </table:table>
      <text:p text:style-name="P16"/>
      <text:p text:style-name="P11">Øl-smaking</text:p>
      <text:p text:style-name="P2"/>
      <text:p text:style-name="P17"/>
      <text:p text:style-name="P13"><text:span text:style-name="T2">Tidspunkt</text:span><text:span text:style-name="T2">:</text:span> Desember</text:p>
      <text:p text:style-name="P1"><text:span text:style-name="T2">Varighet</text:span><text:span text:style-name="T2">:</text:span> Opp til 5 timer</text:p>
      <text:p text:style-name="P1"><text:span text:style-name="T2">Deltakere:</text:span> 15</text:p>
      <text:p text:style-name="P1"><text:span text:style-name="T2">Kostnad: </text:span>2000,-</text:p>
      <text:p text:style-name="P1"/>
      <text:p text:style-name="P1">MIKRO’s årlige ølsmaking. avholdes i slutten av desember. Budsjetert ca. 3500 til innkjøp av diverse øl, og en egenandel per deltaker. </text:p>
      <text:p text:style-name="P1"/>
      <text:p text:style-name="P1">Her har vi gått ut i fra 15 deltakere. </text:p>
      <text:p text:style-name="P13">Vår søknad gjelder for egenandel på 100,- kr. </text:p>
      <text:p text:style-name="P13"/>
      <text:p text:style-name="P13">Dersom vi ikke får bevilget 2000,- kr i støtte, er vi fleksible og øker egenandelen til henholdsvis 120,- eller 150,- kr.</text:p>
      <text:p text:style-name="P13"/>
      <text:p text:style-name="P13"/>
      <table:table table:name="Table1" table:style-name="Table1">
        <table:table-column table:style-name="Table1.A" table:number-columns-repeated="3"/>
        <table:table-column table:style-name="Table1.D"/>
        <table:table-row>
          <table:table-cell table:style-name="Table1.A1" office:value-type="string">
            <text:p text:style-name="P7">Egenandel (pr. deltaker)</text:p>
          </table:table-cell>
          <table:table-cell table:style-name="Table1.A1" office:value-type="string">
            <text:p text:style-name="P8">100,-</text:p>
          </table:table-cell>
          <table:table-cell table:style-name="Table1.A1" office:value-type="string">
            <text:p text:style-name="P8">120,-</text:p>
          </table:table-cell>
          <table:table-cell table:style-name="Table1.A1" office:value-type="string">
            <text:p text:style-name="P8">150,-</text:p>
          </table:table-cell>
        </table:table-row>
        <table:table-row>
          <table:table-cell table:style-name="Table1.A1" office:value-type="string">
            <text:p text:style-name="P6"><text:span text:style-name="T3">Inntekt</text:span><text:span text:style-name="T3">:</text:span></text:p>
          </table:table-cell>
          <table:table-cell table:style-name="Table1.A1" office:value-type="string">
            <text:p text:style-name="P8">1500,-</text:p>
          </table:table-cell>
          <table:table-cell table:style-name="Table1.A1" office:value-type="string">
            <text:p text:style-name="P8">1800,-</text:p>
          </table:table-cell>
          <table:table-cell table:style-name="Table1.A1" office:value-type="string">
            <text:p text:style-name="P8">2250,-</text:p>
          </table:table-cell>
        </table:table-row>
        <table:table-row>
          <table:table-cell table:style-name="Table1.A1" office:value-type="string">
            <text:p text:style-name="P6"><text:span text:style-name="T3">Utgifter</text:span><text:span text:style-name="T3">:</text:span></text:p>
          </table:table-cell>
          <table:table-cell table:style-name="Table1.A1" office:value-type="string">
            <text:p text:style-name="P8">- 3500,-</text:p>
          </table:table-cell>
          <table:table-cell table:style-name="Table1.A1" office:value-type="string">
            <text:p text:style-name="P8">- 3500,-</text:p>
          </table:table-cell>
          <table:table-cell table:style-name="Table1.A1" office:value-type="string">
            <text:p text:style-name="P8">- 3500,-</text:p>
          </table:table-cell>
        </table:table-row>
        <table:table-row>
          <table:table-cell table:style-name="Table1.A1" office:value-type="string">
            <text:p text:style-name="P6"><text:span text:style-name="T3">Sum ønsket støtte</text:span><text:span text:style-name="T3">:</text:span></text:p>
          </table:table-cell>
          <table:table-cell table:style-name="Table1.A1" office:value-type="string">
            <text:p text:style-name="P7">2000,-</text:p>
          </table:table-cell>
          <table:table-cell table:style-name="Table1.A1" office:value-type="string">
            <text:p text:style-name="P7">1700,-</text:p>
          </table:table-cell>
          <table:table-cell table:style-name="Table1.A1" office:value-type="string">
            <text:p text:style-name="P7">1250,-</text:p>
          </table:table-cell>
        </table:table-row>
      </table:table>
      <text:p text:style-name="P1"/>
      <text:p text:style-name="P12">Pokerkveld</text:p>
      <text:p text:style-name="P2"/>
      <text:p text:style-name="P17"/>
      <text:p text:style-name="P13"><text:span text:style-name="T2">Tidspunkt:</text:span> Fredag 2.11.2012 klokken 17:00</text:p>
      <text:p text:style-name="P1"><text:span text:style-name="T2">Varighet</text:span><text:span text:style-name="T2">: </text:span>Opp til 5 timer</text:p>
      <text:p text:style-name="P1"><text:span text:style-name="T2">Kostnad: </text:span>2800,-</text:p>
      <text:p text:style-name="P1"><text:span text:style-name="T2">Deltakere</text:span><text:span text:style-name="T2">: </text:span>ca. 20</text:p>
      <text:p text:style-name="P1"/>
      <text:p text:style-name="P1">Arrangementet vil bli holdt på ifi2 i et av seminarrommene (c eller cobol). Fordi det er et så langvarig arrangement, vil det bli servert pizza, snacks og brus mens pokerturneringen foregår. Det vil også bli kjøpt inn en premie til vinneren (Rasperry Pi).</text:p>
      <text:p text:style-name="P1">Vi har budsjettert følgende utgifter for dette arrangementet.</text:p>
      <text:p text:style-name="P3"/>
      <text:p text:style-name="P15">Utgifter</text:p>
      <text:p text:style-name="P15"/>
      <table:table table:name="Table2" table:style-name="Table2">
        <table:table-column table:style-name="Table2.A" table:number-columns-repeated="2"/>
        <table:table-row>
          <table:table-cell table:style-name="Table2.A1" office:value-type="string">
            <text:p text:style-name="P8">Beskrivelse</text:p>
          </table:table-cell>
          <table:table-cell table:style-name="Table2.A1" office:value-type="string">
            <text:p text:style-name="P8">NOK</text:p>
          </table:table-cell>
        </table:table-row>
        <table:table-row>
          <table:table-cell table:style-name="Table2.A1" office:value-type="string">
            <text:p text:style-name="P8">Pizza</text:p>
          </table:table-cell>
          <table:table-cell table:style-name="Table2.A1" office:value-type="string">
            <text:p text:style-name="P8">- 2000,-</text:p>
          </table:table-cell>
        </table:table-row>
        <table:table-row>
          <table:table-cell table:style-name="Table2.A1" office:value-type="string">
            <text:p text:style-name="P8">Brus</text:p>
          </table:table-cell>
          <table:table-cell table:style-name="Table2.A1" office:value-type="string">
            <text:p text:style-name="P8">- 250,-</text:p>
          </table:table-cell>
        </table:table-row>
        <table:table-row>
          <table:table-cell table:style-name="Table2.A1" office:value-type="string">
            <text:p text:style-name="P8">Snacks</text:p>
          </table:table-cell>
          <table:table-cell table:style-name="Table2.A1" office:value-type="string">
            <text:p text:style-name="P8">- 200,-</text:p>
          </table:table-cell>
        </table:table-row>
        <table:table-row>
          <table:table-cell table:style-name="Table2.A1" office:value-type="string">
            <text:p text:style-name="P8">Gevinst (Raspberry PI + frakt + moms)</text:p>
          </table:table-cell>
          <table:table-cell table:style-name="Table2.A1" office:value-type="string">
            <text:p text:style-name="P8">- 350,-</text:p>
          </table:table-cell>
        </table:table-row>
        <table:table-row>
          <table:table-cell table:style-name="Table2.A1" office:value-type="string">
            <text:p text:style-name="P7">Sum ønsket støtte</text:p>
          </table:table-cell>
          <table:table-cell table:style-name="Table2.A1" office:value-type="string">
            <text:p text:style-name="P7">280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meta:initial-creator/>
    <meta:editing-cycles>24</meta:editing-cycles>
    <dc:date>2012-10-29T18:37:24</dc:date>
    <meta:editing-duration>PT00H42M00S</meta:editing-duration>
    <dc:creator>Torgeir Lebesbye</dc:creator>
    <meta:document-statistic meta:table-count="4" meta:image-count="0" meta:object-count="0" meta:page-count="5" meta:paragraph-count="81" meta:word-count="422" meta:character-count="2618"/>
  </office:meta>
</office:document-meta>
</file>